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nake_proxim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uristicName</text:p>
          </table:table-cell>
          <table:table-cell office:value-type="string" calcext:value-type="string">
            <text:p>maxTil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6820" calcext:value-type="float">
            <text:p>268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6464" calcext:value-type="float">
            <text:p>2646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0444" calcext:value-type="float">
            <text:p>6044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7412" calcext:value-type="float">
            <text:p>6741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288" calcext:value-type="float">
            <text:p>3628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232" calcext:value-type="float">
            <text:p>3223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400" calcext:value-type="float">
            <text:p>3640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444" calcext:value-type="float">
            <text:p>3544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7556" calcext:value-type="float">
            <text:p>2755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2672" calcext:value-type="float">
            <text:p>2267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0224" calcext:value-type="float">
            <text:p>302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788" calcext:value-type="float">
            <text:p>3578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7228" calcext:value-type="float">
            <text:p>2722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224" calcext:value-type="float">
            <text:p>162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1524" calcext:value-type="float">
            <text:p>515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916" calcext:value-type="float">
            <text:p>3591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3780" calcext:value-type="float">
            <text:p>337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928" calcext:value-type="float">
            <text:p>3592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0004" calcext:value-type="float">
            <text:p>6000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3048" calcext:value-type="float">
            <text:p>3304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04" calcext:value-type="float">
            <text:p>3610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0576" calcext:value-type="float">
            <text:p>305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104" calcext:value-type="float">
            <text:p>1610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3480" calcext:value-type="float">
            <text:p>234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008" calcext:value-type="float">
            <text:p>360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49580" calcext:value-type="float">
            <text:p>495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420" calcext:value-type="float">
            <text:p>344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188" calcext:value-type="float">
            <text:p>3218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71012" calcext:value-type="float">
            <text:p>7101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0604" calcext:value-type="float">
            <text:p>5060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384" calcext:value-type="float">
            <text:p>353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408" calcext:value-type="float">
            <text:p>354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4588" calcext:value-type="float">
            <text:p>2458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764" calcext:value-type="float">
            <text:p>3576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512" calcext:value-type="float">
            <text:p>512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2912" calcext:value-type="float">
            <text:p>1291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136" calcext:value-type="float">
            <text:p>161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6308" calcext:value-type="float">
            <text:p>563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040" calcext:value-type="float">
            <text:p>3604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576" calcext:value-type="float">
            <text:p>365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084" calcext:value-type="float">
            <text:p>350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84" calcext:value-type="float">
            <text:p>361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512" calcext:value-type="float">
            <text:p>512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024" calcext:value-type="float">
            <text:p>360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7676" calcext:value-type="float">
            <text:p>276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9516" calcext:value-type="float">
            <text:p>5951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108" calcext:value-type="float">
            <text:p>321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49224" calcext:value-type="float">
            <text:p>492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5780" calcext:value-type="float">
            <text:p>157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292" calcext:value-type="float">
            <text:p>3229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172" calcext:value-type="float">
            <text:p>3517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536" calcext:value-type="float">
            <text:p>345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1444" calcext:value-type="float">
            <text:p>2144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45612" calcext:value-type="float">
            <text:p>4561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220" calcext:value-type="float">
            <text:p>362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71428" calcext:value-type="float">
            <text:p>7142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72184" calcext:value-type="float">
            <text:p>721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5396" calcext:value-type="float">
            <text:p>2539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1848" calcext:value-type="float">
            <text:p>3184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0844" calcext:value-type="float">
            <text:p>3084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480" calcext:value-type="float">
            <text:p>354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856" calcext:value-type="float">
            <text:p>3585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9976" calcext:value-type="float">
            <text:p>599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332" calcext:value-type="float">
            <text:p>3533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1480" calcext:value-type="float">
            <text:p>5148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692" calcext:value-type="float">
            <text:p>3469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636" calcext:value-type="float">
            <text:p>3263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032" calcext:value-type="float">
            <text:p>1603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6476" calcext:value-type="float">
            <text:p>564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8620" calcext:value-type="float">
            <text:p>586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5832" calcext:value-type="float">
            <text:p>2583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6152" calcext:value-type="float">
            <text:p>3615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7124" calcext:value-type="float">
            <text:p>2712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5960" calcext:value-type="float">
            <text:p>1596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476" calcext:value-type="float">
            <text:p>354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4568" calcext:value-type="float">
            <text:p>2456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676" calcext:value-type="float">
            <text:p>3467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6512" calcext:value-type="float">
            <text:p>5651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0720" calcext:value-type="float">
            <text:p>607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47828" calcext:value-type="float">
            <text:p>4782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2420" calcext:value-type="float">
            <text:p>3242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392" calcext:value-type="float">
            <text:p>3539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79516" calcext:value-type="float">
            <text:p>79516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0048" calcext:value-type="float">
            <text:p>6004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1928" calcext:value-type="float">
            <text:p>3192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744" calcext:value-type="float">
            <text:p>3474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60108" calcext:value-type="float">
            <text:p>601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4096" calcext:value-type="float">
            <text:p>4096</text:p>
          </table:table-cell>
          <table:table-cell office:value-type="float" office:value="56408" calcext:value-type="float">
            <text:p>5640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784" calcext:value-type="float">
            <text:p>3478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4452" calcext:value-type="float">
            <text:p>3445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35904" calcext:value-type="float">
            <text:p>35904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5472" calcext:value-type="float">
            <text:p>15472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1024" calcext:value-type="float">
            <text:p>1024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string" calcext:value-type="string">
            <text:p>snake_4_by_4_proximity0.1</text:p>
          </table:table-cell>
          <table:table-cell office:value-type="float" office:value="2048" calcext:value-type="float">
            <text:p>2048</text:p>
          </table:table-cell>
          <table:table-cell office:value-type="float" office:value="27192" calcext:value-type="float">
            <text:p>2719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1464" calcext:value-type="float">
            <text:p>5146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6764" calcext:value-type="float">
            <text:p>2676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7296" calcext:value-type="float">
            <text:p>472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104" calcext:value-type="float">
            <text:p>161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692" calcext:value-type="float">
            <text:p>2769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8876" calcext:value-type="float">
            <text:p>488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096" calcext:value-type="float">
            <text:p>270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056" calcext:value-type="float">
            <text:p>3605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3704" calcext:value-type="float">
            <text:p>337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6456" calcext:value-type="float">
            <text:p>5645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9688" calcext:value-type="float">
            <text:p>4968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280" calcext:value-type="float">
            <text:p>3428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548" calcext:value-type="float">
            <text:p>345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680" calcext:value-type="float">
            <text:p>3468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220" calcext:value-type="float">
            <text:p>1622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224" calcext:value-type="float">
            <text:p>272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3828" calcext:value-type="float">
            <text:p>3382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9948" calcext:value-type="float">
            <text:p>599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980" calcext:value-type="float">
            <text:p>2798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148" calcext:value-type="float">
            <text:p>361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6792" calcext:value-type="float">
            <text:p>5679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6308" calcext:value-type="float">
            <text:p>5630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6492" calcext:value-type="float">
            <text:p>7649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1416" calcext:value-type="float">
            <text:p>7141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9576" calcext:value-type="float">
            <text:p>295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8536" calcext:value-type="float">
            <text:p>5853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432" calcext:value-type="float">
            <text:p>3643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144" calcext:value-type="float">
            <text:p>1614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4024" calcext:value-type="float">
            <text:p>540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976" calcext:value-type="float">
            <text:p>359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624" calcext:value-type="float">
            <text:p>166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4796" calcext:value-type="float">
            <text:p>247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5048" calcext:value-type="float">
            <text:p>2504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220" calcext:value-type="float">
            <text:p>3622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7232" calcext:value-type="float">
            <text:p>3723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1308" calcext:value-type="float">
            <text:p>5130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6376" calcext:value-type="float">
            <text:p>463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60412" calcext:value-type="float">
            <text:p>6041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9072" calcext:value-type="float">
            <text:p>5907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420" calcext:value-type="float">
            <text:p>3442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9956" calcext:value-type="float">
            <text:p>2995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6492" calcext:value-type="float">
            <text:p>5649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2204" calcext:value-type="float">
            <text:p>322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220" calcext:value-type="float">
            <text:p>3622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260" calcext:value-type="float">
            <text:p>2726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7188" calcext:value-type="float">
            <text:p>5718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352" calcext:value-type="float">
            <text:p>3635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924" calcext:value-type="float">
            <text:p>349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60404" calcext:value-type="float">
            <text:p>604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068" calcext:value-type="float">
            <text:p>1606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3764" calcext:value-type="float">
            <text:p>3376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6576" calcext:value-type="float">
            <text:p>765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1112" calcext:value-type="float">
            <text:p>7111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9584" calcext:value-type="float">
            <text:p>4958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1032" calcext:value-type="float">
            <text:p>1103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980" calcext:value-type="float">
            <text:p>3598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996" calcext:value-type="float">
            <text:p>279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1368" calcext:value-type="float">
            <text:p>5136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4332" calcext:value-type="float">
            <text:p>1433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196" calcext:value-type="float">
            <text:p>161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9972" calcext:value-type="float">
            <text:p>4997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8128" calcext:value-type="float">
            <text:p>4812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1472" calcext:value-type="float">
            <text:p>2147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436" calcext:value-type="float">
            <text:p>3543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984" calcext:value-type="float">
            <text:p>3598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0284" calcext:value-type="float">
            <text:p>7028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156" calcext:value-type="float">
            <text:p>3615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78628" calcext:value-type="float">
            <text:p>7862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224" calcext:value-type="float">
            <text:p>362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352" calcext:value-type="float">
            <text:p>2735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1716" calcext:value-type="float">
            <text:p>3171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240" calcext:value-type="float">
            <text:p>2724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168" calcext:value-type="float">
            <text:p>2716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0940" calcext:value-type="float">
            <text:p>3094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8712" calcext:value-type="float">
            <text:p>4871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2124" calcext:value-type="float">
            <text:p>1212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832" calcext:value-type="float">
            <text:p>2783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2212" calcext:value-type="float">
            <text:p>3221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6880" calcext:value-type="float">
            <text:p>2688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388" calcext:value-type="float">
            <text:p>34388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7120" calcext:value-type="float">
            <text:p>2712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1236" calcext:value-type="float">
            <text:p>5123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376" calcext:value-type="float">
            <text:p>363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23252" calcext:value-type="float">
            <text:p>2325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9740" calcext:value-type="float">
            <text:p>4974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8496" calcext:value-type="float">
            <text:p>5849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6112" calcext:value-type="float">
            <text:p>36112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2640" calcext:value-type="float">
            <text:p>3264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49004" calcext:value-type="float">
            <text:p>490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504" calcext:value-type="float">
            <text:p>165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8604" calcext:value-type="float">
            <text:p>58604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1024" calcext:value-type="float">
            <text:p>1024</text:p>
          </table:table-cell>
          <table:table-cell office:value-type="float" office:value="16356" calcext:value-type="float">
            <text:p>1635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4096" calcext:value-type="float">
            <text:p>4096</text:p>
          </table:table-cell>
          <table:table-cell office:value-type="float" office:value="53976" calcext:value-type="float">
            <text:p>53976</text:p>
          </table:table-cell>
        </table:table-row>
        <table:table-row table:style-name="ro1">
          <table:table-cell office:value-type="string" calcext:value-type="string">
            <text:p>snake_4_by_4_proximity1</text:p>
          </table:table-cell>
          <table:table-cell office:value-type="float" office:value="2048" calcext:value-type="float">
            <text:p>2048</text:p>
          </table:table-cell>
          <table:table-cell office:value-type="float" office:value="34488" calcext:value-type="float">
            <text:p>344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336" calcext:value-type="float">
            <text:p>6033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088" calcext:value-type="float">
            <text:p>360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832" calcext:value-type="float">
            <text:p>2683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3488" calcext:value-type="float">
            <text:p>334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356" calcext:value-type="float">
            <text:p>6035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2380" calcext:value-type="float">
            <text:p>323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592" calcext:value-type="float">
            <text:p>3559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132" calcext:value-type="float">
            <text:p>1613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1116" calcext:value-type="float">
            <text:p>511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1704" calcext:value-type="float">
            <text:p>2170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240" calcext:value-type="float">
            <text:p>3624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7576" calcext:value-type="float">
            <text:p>6757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200" calcext:value-type="float">
            <text:p>562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1836" calcext:value-type="float">
            <text:p>3183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1684" calcext:value-type="float">
            <text:p>5168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516" calcext:value-type="float">
            <text:p>565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4380" calcext:value-type="float">
            <text:p>343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092" calcext:value-type="float">
            <text:p>2709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5908" calcext:value-type="float">
            <text:p>1590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124" calcext:value-type="float">
            <text:p>3612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552" calcext:value-type="float">
            <text:p>6055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296" calcext:value-type="float">
            <text:p>362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888" calcext:value-type="float">
            <text:p>568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784" calcext:value-type="float">
            <text:p>2678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112" calcext:value-type="float">
            <text:p>2611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952" calcext:value-type="float">
            <text:p>3595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180" calcext:value-type="float">
            <text:p>601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4468" calcext:value-type="float">
            <text:p>3446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440" calcext:value-type="float">
            <text:p>2644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7468" calcext:value-type="float">
            <text:p>6746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8572" calcext:value-type="float">
            <text:p>5857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264" calcext:value-type="float">
            <text:p>562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728" calcext:value-type="float">
            <text:p>3572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4312" calcext:value-type="float">
            <text:p>1431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8716" calcext:value-type="float">
            <text:p>587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268" calcext:value-type="float">
            <text:p>2626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116" calcext:value-type="float">
            <text:p>561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3808" calcext:value-type="float">
            <text:p>3380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5760" calcext:value-type="float">
            <text:p>5576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512" calcext:value-type="float">
            <text:p>512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388" calcext:value-type="float">
            <text:p>363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0580" calcext:value-type="float">
            <text:p>305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9024" calcext:value-type="float">
            <text:p>5902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200" calcext:value-type="float">
            <text:p>272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652" calcext:value-type="float">
            <text:p>1665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132" calcext:value-type="float">
            <text:p>2713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1064" calcext:value-type="float">
            <text:p>210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2840" calcext:value-type="float">
            <text:p>3284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316" calcext:value-type="float">
            <text:p>163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6488" calcext:value-type="float">
            <text:p>564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768" calcext:value-type="float">
            <text:p>3576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264" calcext:value-type="float">
            <text:p>602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036" calcext:value-type="float">
            <text:p>2703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2540" calcext:value-type="float">
            <text:p>3254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116" calcext:value-type="float">
            <text:p>271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196" calcext:value-type="float">
            <text:p>361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196" calcext:value-type="float">
            <text:p>161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164" calcext:value-type="float">
            <text:p>361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1804" calcext:value-type="float">
            <text:p>3180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972" calcext:value-type="float">
            <text:p>2697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904" calcext:value-type="float">
            <text:p>2690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292" calcext:value-type="float">
            <text:p>3629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2224" calcext:value-type="float">
            <text:p>1222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396" calcext:value-type="float">
            <text:p>353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4480" calcext:value-type="float">
            <text:p>344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3480" calcext:value-type="float">
            <text:p>234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7096" calcext:value-type="float">
            <text:p>270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74880" calcext:value-type="float">
            <text:p>748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4312" calcext:value-type="float">
            <text:p>3431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0480" calcext:value-type="float">
            <text:p>304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204" calcext:value-type="float">
            <text:p>3620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088" calcext:value-type="float">
            <text:p>360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096" calcext:value-type="float">
            <text:p>1609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6192" calcext:value-type="float">
            <text:p>1619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5688" calcext:value-type="float">
            <text:p>1568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2116" calcext:value-type="float">
            <text:p>3211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9744" calcext:value-type="float">
            <text:p>5974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26540" calcext:value-type="float">
            <text:p>2654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70592" calcext:value-type="float">
            <text:p>7059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072" calcext:value-type="float">
            <text:p>3607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1956" calcext:value-type="float">
            <text:p>31956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5548" calcext:value-type="float">
            <text:p>3554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9908" calcext:value-type="float">
            <text:p>59908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1852" calcext:value-type="float">
            <text:p>3185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59084" calcext:value-type="float">
            <text:p>5908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112" calcext:value-type="float">
            <text:p>60112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1024" calcext:value-type="float">
            <text:p>1024</text:p>
          </table:table-cell>
          <table:table-cell office:value-type="float" office:value="17724" calcext:value-type="float">
            <text:p>17724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2048" calcext:value-type="float">
            <text:p>2048</text:p>
          </table:table-cell>
          <table:table-cell office:value-type="float" office:value="36260" calcext:value-type="float">
            <text:p>3626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1080" calcext:value-type="float">
            <text:p>6108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71460" calcext:value-type="float">
            <text:p>71460</text:p>
          </table:table-cell>
        </table:table-row>
        <table:table-row table:style-name="ro1">
          <table:table-cell office:value-type="string" calcext:value-type="string">
            <text:p>snake_4_by_4_proximity10</text:p>
          </table:table-cell>
          <table:table-cell office:value-type="float" office:value="4096" calcext:value-type="float">
            <text:p>4096</text:p>
          </table:table-cell>
          <table:table-cell office:value-type="float" office:value="60024" calcext:value-type="float">
            <text:p>6002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47080" calcext:value-type="float">
            <text:p>470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8652" calcext:value-type="float">
            <text:p>5865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6168" calcext:value-type="float">
            <text:p>161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060" calcext:value-type="float">
            <text:p>3606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9708" calcext:value-type="float">
            <text:p>5970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900" calcext:value-type="float">
            <text:p>3590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5280" calcext:value-type="float">
            <text:p>252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6272" calcext:value-type="float">
            <text:p>5627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164" calcext:value-type="float">
            <text:p>3416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520" calcext:value-type="float">
            <text:p>3452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596" calcext:value-type="float">
            <text:p>355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152" calcext:value-type="float">
            <text:p>3615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5488" calcext:value-type="float">
            <text:p>554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68" calcext:value-type="float">
            <text:p>160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49780" calcext:value-type="float">
            <text:p>497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192" calcext:value-type="float">
            <text:p>361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316" calcext:value-type="float">
            <text:p>3631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6460" calcext:value-type="float">
            <text:p>5646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6036" calcext:value-type="float">
            <text:p>5603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1388" calcext:value-type="float">
            <text:p>513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484" calcext:value-type="float">
            <text:p>3648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9672" calcext:value-type="float">
            <text:p>5967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368" calcext:value-type="float">
            <text:p>343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736" calcext:value-type="float">
            <text:p>3573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0032" calcext:value-type="float">
            <text:p>3003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588" calcext:value-type="float">
            <text:p>325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7712" calcext:value-type="float">
            <text:p>7771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168" calcext:value-type="float">
            <text:p>341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0396" calcext:value-type="float">
            <text:p>603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5696" calcext:value-type="float">
            <text:p>156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0704" calcext:value-type="float">
            <text:p>2070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0592" calcext:value-type="float">
            <text:p>505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2488" calcext:value-type="float">
            <text:p>124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68" calcext:value-type="float">
            <text:p>160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0496" calcext:value-type="float">
            <text:p>304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9028" calcext:value-type="float">
            <text:p>5902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1092" calcext:value-type="float">
            <text:p>710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156" calcext:value-type="float">
            <text:p>3215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388" calcext:value-type="float">
            <text:p>323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7776" calcext:value-type="float">
            <text:p>6777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8716" calcext:value-type="float">
            <text:p>5871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296" calcext:value-type="float">
            <text:p>362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256" calcext:value-type="float">
            <text:p>3625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8192" calcext:value-type="float">
            <text:p>8192</text:p>
          </table:table-cell>
          <table:table-cell office:value-type="float" office:value="103780" calcext:value-type="float">
            <text:p>1037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1488" calcext:value-type="float">
            <text:p>714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336" calcext:value-type="float">
            <text:p>3633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5508" calcext:value-type="float">
            <text:p>2550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220" calcext:value-type="float">
            <text:p>2722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0552" calcext:value-type="float">
            <text:p>5055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9912" calcext:value-type="float">
            <text:p>5991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2428" calcext:value-type="float">
            <text:p>2242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592" calcext:value-type="float">
            <text:p>325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512" calcext:value-type="float">
            <text:p>512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8856" calcext:value-type="float">
            <text:p>7885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0276" calcext:value-type="float">
            <text:p>6027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172" calcext:value-type="float">
            <text:p>2717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240" calcext:value-type="float">
            <text:p>3624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456" calcext:value-type="float">
            <text:p>3445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404" calcext:value-type="float">
            <text:p>3540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512" calcext:value-type="float">
            <text:p>512</text:p>
          </table:table-cell>
          <table:table-cell office:value-type="float" office:value="7456" calcext:value-type="float">
            <text:p>745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6324" calcext:value-type="float">
            <text:p>5632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1484" calcext:value-type="float">
            <text:p>3148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308" calcext:value-type="float">
            <text:p>3530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244" calcext:value-type="float">
            <text:p>3624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180" calcext:value-type="float">
            <text:p>2718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5960" calcext:value-type="float">
            <text:p>5596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3128" calcext:value-type="float">
            <text:p>3312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0912" calcext:value-type="float">
            <text:p>2091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320" calcext:value-type="float">
            <text:p>3632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196" calcext:value-type="float">
            <text:p>321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6472" calcext:value-type="float">
            <text:p>3647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448" calcext:value-type="float">
            <text:p>3544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048" calcext:value-type="float">
            <text:p>2704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820" calcext:value-type="float">
            <text:p>3482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3432" calcext:value-type="float">
            <text:p>3343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560" calcext:value-type="float">
            <text:p>3456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7492" calcext:value-type="float">
            <text:p>674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928" calcext:value-type="float">
            <text:p>3592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1368" calcext:value-type="float">
            <text:p>7136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0292" calcext:value-type="float">
            <text:p>602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828" calcext:value-type="float">
            <text:p>2782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3732" calcext:value-type="float">
            <text:p>3373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2292" calcext:value-type="float">
            <text:p>3229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60312" calcext:value-type="float">
            <text:p>6031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6748" calcext:value-type="float">
            <text:p>2674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872" calcext:value-type="float">
            <text:p>3587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59696" calcext:value-type="float">
            <text:p>59696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27212" calcext:value-type="float">
            <text:p>27212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4096" calcext:value-type="float">
            <text:p>4096</text:p>
          </table:table-cell>
          <table:table-cell office:value-type="float" office:value="76088" calcext:value-type="float">
            <text:p>7608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1024" calcext:value-type="float">
            <text:p>1024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4948" calcext:value-type="float">
            <text:p>34948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3704" calcext:value-type="float">
            <text:p>33704</text:p>
          </table:table-cell>
        </table:table-row>
        <table:table-row table:style-name="ro1">
          <table:table-cell office:value-type="string" calcext:value-type="string">
            <text:p>snake_4_by_4_proximity100</text:p>
          </table:table-cell>
          <table:table-cell office:value-type="float" office:value="2048" calcext:value-type="float">
            <text:p>2048</text:p>
          </table:table-cell>
          <table:table-cell office:value-type="float" office:value="35516" calcext:value-type="float">
            <text:p>3551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13.648cm" svg:y="5.97cm">
            <draw:object draw:notify-on-update-of-ranges="Sheet2.A14:Sheet2.A14 Sheet2.B14:Sheet2.F14 Sheet2.A15:Sheet2.A15 Sheet2.B15:Sheet2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ax Til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Weigh 0.1</text:p>
          </table:table-cell>
          <table:table-cell office:value-type="string" calcext:value-type="string">
            <text:p>Weight 1</text:p>
          </table:table-cell>
          <table:table-cell office:value-type="string" calcext:value-type="string">
            <text:p>Weight 10</text:p>
          </table:table-cell>
          <table:table-cell office:value-type="string" calcext:value-type="string">
            <text:p>Weight 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IF(['file:///home/david/Nextcloud3/Year3/Project/PROJECT/dump.ods'#$dump.$B$202:.$B$301]; [.$A2])/100 +[.B3]" office:value-type="float" office:value="1" calcext:value-type="float">
            <text:p>1</text:p>
          </table:table-cell>
          <table:table-cell table:formula="of:=COUNTIF([$snake_proximity.$B$2:.$B$101]; [.$A2])/100 +[.C3]" office:value-type="float" office:value="1" calcext:value-type="float">
            <text:p>1</text:p>
          </table:table-cell>
          <table:table-cell table:formula="of:=COUNTIF([$snake_proximity.$B$102:.$B$201]; [.$A2])/100 +[.D3]" office:value-type="float" office:value="1" calcext:value-type="float">
            <text:p>1</text:p>
          </table:table-cell>
          <table:table-cell table:formula="of:=COUNTIF([$snake_proximity.$B$202:.$B$301]; [.$A2])/100 +[.E3]" office:value-type="float" office:value="1" calcext:value-type="float">
            <text:p>1</text:p>
          </table:table-cell>
          <table:table-cell table:formula="of:=COUNTIF([$snake_proximity.$B$302:.$B$401]; [.$A2])/100 +[.F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UNTIF(['file:///home/david/Nextcloud3/Year3/Project/PROJECT/dump.ods'#$dump.$B$202:.$B$301]; [.$A3])/100 +[.B4]" office:value-type="float" office:value="1" calcext:value-type="float">
            <text:p>1</text:p>
          </table:table-cell>
          <table:table-cell table:formula="of:=COUNTIF([$snake_proximity.$B$2:.$B$101]; [.$A3])/100 +[.C4]" office:value-type="float" office:value="1" calcext:value-type="float">
            <text:p>1</text:p>
          </table:table-cell>
          <table:table-cell table:formula="of:=COUNTIF([$snake_proximity.$B$102:.$B$201]; [.$A3])/100 +[.D4]" office:value-type="float" office:value="1" calcext:value-type="float">
            <text:p>1</text:p>
          </table:table-cell>
          <table:table-cell table:formula="of:=COUNTIF([$snake_proximity.$B$202:.$B$301]; [.$A3])/100 +[.E4]" office:value-type="float" office:value="1" calcext:value-type="float">
            <text:p>1</text:p>
          </table:table-cell>
          <table:table-cell table:formula="of:=COUNTIF([$snake_proximity.$B$302:.$B$401]; [.$A3])/100 +[.F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IF(['file:///home/david/Nextcloud3/Year3/Project/PROJECT/dump.ods'#$dump.$B$202:.$B$301]; [.$A4])/100 +[.B5]" office:value-type="float" office:value="1" calcext:value-type="float">
            <text:p>1</text:p>
          </table:table-cell>
          <table:table-cell table:formula="of:=COUNTIF([$snake_proximity.$B$2:.$B$101]; [.$A4])/100 +[.C5]" office:value-type="float" office:value="1" calcext:value-type="float">
            <text:p>1</text:p>
          </table:table-cell>
          <table:table-cell table:formula="of:=COUNTIF([$snake_proximity.$B$102:.$B$201]; [.$A4])/100 +[.D5]" office:value-type="float" office:value="1" calcext:value-type="float">
            <text:p>1</text:p>
          </table:table-cell>
          <table:table-cell table:formula="of:=COUNTIF([$snake_proximity.$B$202:.$B$301]; [.$A4])/100 +[.E5]" office:value-type="float" office:value="1" calcext:value-type="float">
            <text:p>1</text:p>
          </table:table-cell>
          <table:table-cell table:formula="of:=COUNTIF([$snake_proximity.$B$302:.$B$401]; [.$A4])/100 +[.F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UNTIF(['file:///home/david/Nextcloud3/Year3/Project/PROJECT/dump.ods'#$dump.$B$202:.$B$301]; [.$A5])/100 +[.B6]" office:value-type="float" office:value="1" calcext:value-type="float">
            <text:p>1</text:p>
          </table:table-cell>
          <table:table-cell table:formula="of:=COUNTIF([$snake_proximity.$B$2:.$B$101]; [.$A5])/100 +[.C6]" office:value-type="float" office:value="1" calcext:value-type="float">
            <text:p>1</text:p>
          </table:table-cell>
          <table:table-cell table:formula="of:=COUNTIF([$snake_proximity.$B$102:.$B$201]; [.$A5])/100 +[.D6]" office:value-type="float" office:value="1" calcext:value-type="float">
            <text:p>1</text:p>
          </table:table-cell>
          <table:table-cell table:formula="of:=COUNTIF([$snake_proximity.$B$202:.$B$301]; [.$A5])/100 +[.E6]" office:value-type="float" office:value="1" calcext:value-type="float">
            <text:p>1</text:p>
          </table:table-cell>
          <table:table-cell table:formula="of:=COUNTIF([$snake_proximity.$B$302:.$B$401]; [.$A5])/100 +[.F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COUNTIF(['file:///home/david/Nextcloud3/Year3/Project/PROJECT/dump.ods'#$dump.$B$202:.$B$301]; [.$A6])/100 +[.B7]" office:value-type="float" office:value="0.98" calcext:value-type="float">
            <text:p>0.98</text:p>
          </table:table-cell>
          <table:table-cell table:formula="of:=COUNTIF([$snake_proximity.$B$2:.$B$101]; [.$A6])/100 +[.C7]" office:value-type="float" office:value="0.98" calcext:value-type="float">
            <text:p>0.98</text:p>
          </table:table-cell>
          <table:table-cell table:formula="of:=COUNTIF([$snake_proximity.$B$102:.$B$201]; [.$A6])/100 +[.D7]" office:value-type="float" office:value="1" calcext:value-type="float">
            <text:p>1</text:p>
          </table:table-cell>
          <table:table-cell table:formula="of:=COUNTIF([$snake_proximity.$B$202:.$B$301]; [.$A6])/100 +[.E7]" office:value-type="float" office:value="0.99" calcext:value-type="float">
            <text:p>0.99</text:p>
          </table:table-cell>
          <table:table-cell table:formula="of:=COUNTIF([$snake_proximity.$B$302:.$B$401]; [.$A6])/100 +[.F7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COUNTIF(['file:///home/david/Nextcloud3/Year3/Project/PROJECT/dump.ods'#$dump.$B$202:.$B$301]; [.$A7])/100 +[.B8]" office:value-type="float" office:value="0.82" calcext:value-type="float">
            <text:p>0.82</text:p>
          </table:table-cell>
          <table:table-cell table:formula="of:=COUNTIF([$snake_proximity.$B$2:.$B$101]; [.$A7])/100 +[.C8]" office:value-type="float" office:value="0.87" calcext:value-type="float">
            <text:p>0.87</text:p>
          </table:table-cell>
          <table:table-cell table:formula="of:=COUNTIF([$snake_proximity.$B$102:.$B$201]; [.$A7])/100 +[.D8]" office:value-type="float" office:value="0.87" calcext:value-type="float">
            <text:p>0.87</text:p>
          </table:table-cell>
          <table:table-cell table:formula="of:=COUNTIF([$snake_proximity.$B$202:.$B$301]; [.$A7])/100 +[.E8]" office:value-type="float" office:value="0.83" calcext:value-type="float">
            <text:p>0.83</text:p>
          </table:table-cell>
          <table:table-cell table:formula="of:=COUNTIF([$snake_proximity.$B$302:.$B$401]; [.$A7])/100 +[.F8]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COUNTIF(['file:///home/david/Nextcloud3/Year3/Project/PROJECT/dump.ods'#$dump.$B$202:.$B$301]; [.$A8])/100 +[.B9]" office:value-type="float" office:value="0.19" calcext:value-type="float">
            <text:p>0.19</text:p>
          </table:table-cell>
          <table:table-cell table:formula="of:=COUNTIF([$snake_proximity.$B$2:.$B$101]; [.$A8])/100 +[.C9]" office:value-type="float" office:value="0.24" calcext:value-type="float">
            <text:p>0.24</text:p>
          </table:table-cell>
          <table:table-cell table:formula="of:=COUNTIF([$snake_proximity.$B$102:.$B$201]; [.$A8])/100 +[.D9]" office:value-type="float" office:value="0.34" calcext:value-type="float">
            <text:p>0.34</text:p>
          </table:table-cell>
          <table:table-cell table:formula="of:=COUNTIF([$snake_proximity.$B$202:.$B$301]; [.$A8])/100 +[.E9]" office:value-type="float" office:value="0.28" calcext:value-type="float">
            <text:p>0.28</text:p>
          </table:table-cell>
          <table:table-cell table:formula="of:=COUNTIF([$snake_proximity.$B$302:.$B$401]; [.$A8])/100 +[.F9]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COUNTIF(['file:///home/david/Nextcloud3/Year3/Project/PROJECT/dump.ods'#$dump.$B$202:.$B$301]; [.$A9])/100" office:value-type="float" office:value="0" calcext:value-type="float">
            <text:p>0</text:p>
          </table:table-cell>
          <table:table-cell table:formula="of:=COUNTIF([$snake_proximity.$B$2:.$B$101]; [.$A9])/100" office:value-type="float" office:value="0" calcext:value-type="float">
            <text:p>0</text:p>
          </table:table-cell>
          <table:table-cell table:formula="of:=COUNTIF([$snake_proximity.$B$102:.$B$201]; [.$A9])/100" office:value-type="float" office:value="0" calcext:value-type="float">
            <text:p>0</text:p>
          </table:table-cell>
          <table:table-cell table:formula="of:=COUNTIF([$snake_proximity.$B$202:.$B$301]; [.$A9])/100" office:value-type="float" office:value="0" calcext:value-type="float">
            <text:p>0</text:p>
          </table:table-cell>
          <table:table-cell table:formula="of:=COUNTIF([$snake_proximity.$B$302:.$B$401]; [.$A9])/100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 Score</text:p>
          </table:table-cell>
          <table:table-cell table:formula="of:=AVERAGE(['file:///home/david/Nextcloud3/Year3/Project/PROJECT/dump.ods'#$dump.$C$102:.$C$201])" office:value-type="float" office:value="22148.2" calcext:value-type="float">
            <text:p>22148.2</text:p>
          </table:table-cell>
          <table:table-cell table:formula="of:=AVERAGE([$snake_proximity.$C$2:.$C$101])" office:value-type="float" office:value="36513.92" calcext:value-type="float">
            <text:p>36513.92</text:p>
          </table:table-cell>
          <table:table-cell table:formula="of:=AVERAGE([$snake_proximity.$C$102:.$C$201])" office:value-type="float" office:value="38361.6" calcext:value-type="float">
            <text:p>38361.6</text:p>
          </table:table-cell>
          <table:table-cell table:formula="of:=AVERAGE([$snake_proximity.$C$201:.$C$202])" office:value-type="float" office:value="47412" calcext:value-type="float">
            <text:p>47412</text:p>
          </table:table-cell>
          <table:table-cell table:formula="of:=AVERAGE([$snake_proximity.$C$302:.$C$401])" office:value-type="float" office:value="40152.92" calcext:value-type="float">
            <text:p>40152.9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ax Til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Weigh 0.1</text:p>
          </table:table-cell>
          <table:table-cell office:value-type="string" calcext:value-type="string">
            <text:p>Weight 1</text:p>
          </table:table-cell>
          <table:table-cell office:value-type="string" calcext:value-type="string">
            <text:p>Weight 10</text:p>
          </table:table-cell>
          <table:table-cell office:value-type="string" calcext:value-type="string">
            <text:p>Weight 100</text:p>
          </table:table-cell>
        </table:table-row>
        <table:table-row table:style-name="ro1">
          <table:table-cell office:value-type="string" calcext:value-type="string">
            <text:p>Average Score</text:p>
          </table:table-cell>
          <table:table-cell table:formula="of:=QUARTILE((['file:///home/david/Nextcloud3/Year3/Project/PROJECT/dump.ods'#$dump.$C$202:.$C$301]); 3)" office:value-type="float" office:value="36165" calcext:value-type="float">
            <text:p>36165</text:p>
          </table:table-cell>
          <table:table-cell table:formula="of:=QUARTILE([$snake_proximity.$C$2:.$C$101]; 3)" office:value-type="float" office:value="36444" calcext:value-type="float">
            <text:p>36444</text:p>
          </table:table-cell>
          <table:table-cell table:formula="of:=QUARTILE([$snake_proximity.$C$102:.$C$201]; 3)" office:value-type="float" office:value="49798" calcext:value-type="float">
            <text:p>49798</text:p>
          </table:table-cell>
          <table:table-cell table:formula="of:=QUARTILE([$snake_proximity.$C$201:.$C$202]; 3)" office:value-type="float" office:value="53874" calcext:value-type="float">
            <text:p>53874</text:p>
          </table:table-cell>
          <table:table-cell table:formula="of:=QUARTILE([$snake_proximity.$C$302:.$C$401];3)" office:value-type="float" office:value="56095" calcext:value-type="float">
            <text:p>56095</text:p>
          </table:table-cell>
        </table:table-row>
      </table:table>
      <table:table table:name="'file:///run/media/david/dcusb/dump.ods'#dump" table:print="false" table:style-name="ta_extref">
        <table:table-source xlink:type="simple" xlink:href="../dump.ods" table:table-name="dump" table:mode="copy-results-only"/>
        <table:table-column table:number-columns-repeated="3"/>
        <table:table-row table:number-rows-repeated="101">
          <table:table-cell table:number-columns-repeated="3"/>
        </table:table-row>
        <table:table-row>
          <table:table-cell table:number-columns-repeated="2"/>
          <table:table-cell table:style-name="ce1" office:value-type="float" office:value="12212">
            <text:p>12212</text:p>
          </table:table-cell>
        </table:table-row>
        <table:table-row>
          <table:table-cell table:number-columns-repeated="2"/>
          <table:table-cell table:style-name="ce1" office:value-type="float" office:value="21436">
            <text:p>21436</text:p>
          </table:table-cell>
        </table:table-row>
        <table:table-row>
          <table:table-cell table:number-columns-repeated="2"/>
          <table:table-cell table:style-name="ce1" office:value-type="float" office:value="17700">
            <text:p>17700</text:p>
          </table:table-cell>
        </table:table-row>
        <table:table-row>
          <table:table-cell table:number-columns-repeated="2"/>
          <table:table-cell table:style-name="ce1" office:value-type="float" office:value="21876">
            <text:p>21876</text:p>
          </table:table-cell>
        </table:table-row>
        <table:table-row>
          <table:table-cell table:number-columns-repeated="2"/>
          <table:table-cell table:style-name="ce1" office:value-type="float" office:value="19508">
            <text:p>19508</text:p>
          </table:table-cell>
        </table:table-row>
        <table:table-row>
          <table:table-cell table:number-columns-repeated="2"/>
          <table:table-cell table:style-name="ce1" office:value-type="float" office:value="16980">
            <text:p>16980</text:p>
          </table:table-cell>
        </table:table-row>
        <table:table-row>
          <table:table-cell table:number-columns-repeated="2"/>
          <table:table-cell table:style-name="ce1" office:value-type="float" office:value="29888">
            <text:p>29888</text:p>
          </table:table-cell>
        </table:table-row>
        <table:table-row>
          <table:table-cell table:number-columns-repeated="2"/>
          <table:table-cell table:style-name="ce1" office:value-type="float" office:value="15544">
            <text:p>15544</text:p>
          </table:table-cell>
        </table:table-row>
        <table:table-row>
          <table:table-cell table:number-columns-repeated="2"/>
          <table:table-cell table:style-name="ce1" office:value-type="float" office:value="30484">
            <text:p>30484</text:p>
          </table:table-cell>
        </table:table-row>
        <table:table-row>
          <table:table-cell table:number-columns-repeated="2"/>
          <table:table-cell table:style-name="ce1" office:value-type="float" office:value="13424">
            <text:p>13424</text:p>
          </table:table-cell>
        </table:table-row>
        <table:table-row>
          <table:table-cell table:number-columns-repeated="2"/>
          <table:table-cell table:style-name="ce1" office:value-type="float" office:value="32028">
            <text:p>32028</text:p>
          </table:table-cell>
        </table:table-row>
        <table:table-row>
          <table:table-cell table:number-columns-repeated="2"/>
          <table:table-cell table:style-name="ce1" office:value-type="float" office:value="28272">
            <text:p>28272</text:p>
          </table:table-cell>
        </table:table-row>
        <table:table-row>
          <table:table-cell table:number-columns-repeated="2"/>
          <table:table-cell table:style-name="ce1" office:value-type="float" office:value="32064">
            <text:p>32064</text:p>
          </table:table-cell>
        </table:table-row>
        <table:table-row>
          <table:table-cell table:number-columns-repeated="2"/>
          <table:table-cell table:style-name="ce1" office:value-type="float" office:value="14228">
            <text:p>14228</text:p>
          </table:table-cell>
        </table:table-row>
        <table:table-row>
          <table:table-cell table:number-columns-repeated="2"/>
          <table:table-cell table:style-name="ce1" office:value-type="float" office:value="7908">
            <text:p>7908</text:p>
          </table:table-cell>
        </table:table-row>
        <table:table-row>
          <table:table-cell table:number-columns-repeated="2"/>
          <table:table-cell table:style-name="ce1" office:value-type="float" office:value="9860">
            <text:p>9860</text:p>
          </table:table-cell>
        </table:table-row>
        <table:table-row>
          <table:table-cell table:number-columns-repeated="2"/>
          <table:table-cell table:style-name="ce1" office:value-type="float" office:value="36424">
            <text:p>36424</text:p>
          </table:table-cell>
        </table:table-row>
        <table:table-row>
          <table:table-cell table:number-columns-repeated="2"/>
          <table:table-cell table:style-name="ce1" office:value-type="float" office:value="29304">
            <text:p>29304</text:p>
          </table:table-cell>
        </table:table-row>
        <table:table-row>
          <table:table-cell table:number-columns-repeated="2"/>
          <table:table-cell table:style-name="ce1" office:value-type="float" office:value="15824">
            <text:p>15824</text:p>
          </table:table-cell>
        </table:table-row>
        <table:table-row>
          <table:table-cell table:number-columns-repeated="2"/>
          <table:table-cell table:style-name="ce1" office:value-type="float" office:value="14752">
            <text:p>14752</text:p>
          </table:table-cell>
        </table:table-row>
        <table:table-row>
          <table:table-cell table:number-columns-repeated="2"/>
          <table:table-cell table:style-name="ce1" office:value-type="float" office:value="17000">
            <text:p>17000</text:p>
          </table:table-cell>
        </table:table-row>
        <table:table-row>
          <table:table-cell table:number-columns-repeated="2"/>
          <table:table-cell table:style-name="ce1" office:value-type="float" office:value="27640">
            <text:p>27640</text:p>
          </table:table-cell>
        </table:table-row>
        <table:table-row>
          <table:table-cell table:number-columns-repeated="2"/>
          <table:table-cell table:style-name="ce1" office:value-type="float" office:value="18088">
            <text:p>18088</text:p>
          </table:table-cell>
        </table:table-row>
        <table:table-row>
          <table:table-cell table:number-columns-repeated="2"/>
          <table:table-cell table:style-name="ce1" office:value-type="float" office:value="21900">
            <text:p>21900</text:p>
          </table:table-cell>
        </table:table-row>
        <table:table-row>
          <table:table-cell table:number-columns-repeated="2"/>
          <table:table-cell table:style-name="ce1" office:value-type="float" office:value="13168">
            <text:p>13168</text:p>
          </table:table-cell>
        </table:table-row>
        <table:table-row>
          <table:table-cell table:number-columns-repeated="2"/>
          <table:table-cell table:style-name="ce1" office:value-type="float" office:value="14980">
            <text:p>14980</text:p>
          </table:table-cell>
        </table:table-row>
        <table:table-row>
          <table:table-cell table:number-columns-repeated="2"/>
          <table:table-cell table:style-name="ce1" office:value-type="float" office:value="16140">
            <text:p>16140</text:p>
          </table:table-cell>
        </table:table-row>
        <table:table-row>
          <table:table-cell table:number-columns-repeated="2"/>
          <table:table-cell table:style-name="ce1" office:value-type="float" office:value="28024">
            <text:p>28024</text:p>
          </table:table-cell>
        </table:table-row>
        <table:table-row>
          <table:table-cell table:number-columns-repeated="2"/>
          <table:table-cell table:style-name="ce1" office:value-type="float" office:value="21504">
            <text:p>21504</text:p>
          </table:table-cell>
        </table:table-row>
        <table:table-row>
          <table:table-cell table:number-columns-repeated="2"/>
          <table:table-cell table:style-name="ce1" office:value-type="float" office:value="14232">
            <text:p>14232</text:p>
          </table:table-cell>
        </table:table-row>
        <table:table-row>
          <table:table-cell table:number-columns-repeated="2"/>
          <table:table-cell table:style-name="ce1" office:value-type="float" office:value="24212">
            <text:p>24212</text:p>
          </table:table-cell>
        </table:table-row>
        <table:table-row>
          <table:table-cell table:number-columns-repeated="2"/>
          <table:table-cell table:style-name="ce1" office:value-type="float" office:value="32932">
            <text:p>32932</text:p>
          </table:table-cell>
        </table:table-row>
        <table:table-row>
          <table:table-cell table:number-columns-repeated="2"/>
          <table:table-cell table:style-name="ce1" office:value-type="float" office:value="18936">
            <text:p>18936</text:p>
          </table:table-cell>
        </table:table-row>
        <table:table-row>
          <table:table-cell table:number-columns-repeated="2"/>
          <table:table-cell table:style-name="ce1" office:value-type="float" office:value="19508">
            <text:p>19508</text:p>
          </table:table-cell>
        </table:table-row>
        <table:table-row>
          <table:table-cell table:number-columns-repeated="2"/>
          <table:table-cell table:style-name="ce1" office:value-type="float" office:value="14448">
            <text:p>14448</text:p>
          </table:table-cell>
        </table:table-row>
        <table:table-row>
          <table:table-cell table:number-columns-repeated="2"/>
          <table:table-cell table:style-name="ce1" office:value-type="float" office:value="22192">
            <text:p>22192</text:p>
          </table:table-cell>
        </table:table-row>
        <table:table-row>
          <table:table-cell table:number-columns-repeated="2"/>
          <table:table-cell table:style-name="ce1" office:value-type="float" office:value="25080">
            <text:p>25080</text:p>
          </table:table-cell>
        </table:table-row>
        <table:table-row>
          <table:table-cell table:number-columns-repeated="2"/>
          <table:table-cell table:style-name="ce1" office:value-type="float" office:value="19244">
            <text:p>19244</text:p>
          </table:table-cell>
        </table:table-row>
        <table:table-row>
          <table:table-cell table:number-columns-repeated="2"/>
          <table:table-cell table:style-name="ce1" office:value-type="float" office:value="19064">
            <text:p>19064</text:p>
          </table:table-cell>
        </table:table-row>
        <table:table-row>
          <table:table-cell table:number-columns-repeated="2"/>
          <table:table-cell table:style-name="ce1" office:value-type="float" office:value="38836">
            <text:p>38836</text:p>
          </table:table-cell>
        </table:table-row>
        <table:table-row>
          <table:table-cell table:number-columns-repeated="2"/>
          <table:table-cell table:style-name="ce1" office:value-type="float" office:value="35904">
            <text:p>35904</text:p>
          </table:table-cell>
        </table:table-row>
        <table:table-row>
          <table:table-cell table:number-columns-repeated="2"/>
          <table:table-cell table:style-name="ce1" office:value-type="float" office:value="14668">
            <text:p>14668</text:p>
          </table:table-cell>
        </table:table-row>
        <table:table-row>
          <table:table-cell table:number-columns-repeated="2"/>
          <table:table-cell table:style-name="ce1" office:value-type="float" office:value="27376">
            <text:p>27376</text:p>
          </table:table-cell>
        </table:table-row>
        <table:table-row>
          <table:table-cell table:number-columns-repeated="2"/>
          <table:table-cell table:style-name="ce1" office:value-type="float" office:value="18052">
            <text:p>18052</text:p>
          </table:table-cell>
        </table:table-row>
        <table:table-row>
          <table:table-cell table:number-columns-repeated="2"/>
          <table:table-cell table:style-name="ce1" office:value-type="float" office:value="21284">
            <text:p>21284</text:p>
          </table:table-cell>
        </table:table-row>
        <table:table-row>
          <table:table-cell table:number-columns-repeated="2"/>
          <table:table-cell table:style-name="ce1" office:value-type="float" office:value="26088">
            <text:p>26088</text:p>
          </table:table-cell>
        </table:table-row>
        <table:table-row>
          <table:table-cell table:number-columns-repeated="2"/>
          <table:table-cell table:style-name="ce1" office:value-type="float" office:value="24392">
            <text:p>24392</text:p>
          </table:table-cell>
        </table:table-row>
        <table:table-row>
          <table:table-cell table:number-columns-repeated="2"/>
          <table:table-cell table:style-name="ce1" office:value-type="float" office:value="36420">
            <text:p>36420</text:p>
          </table:table-cell>
        </table:table-row>
        <table:table-row>
          <table:table-cell table:number-columns-repeated="2"/>
          <table:table-cell table:style-name="ce1" office:value-type="float" office:value="38940">
            <text:p>38940</text:p>
          </table:table-cell>
        </table:table-row>
        <table:table-row>
          <table:table-cell table:number-columns-repeated="2"/>
          <table:table-cell table:style-name="ce1" office:value-type="float" office:value="16840">
            <text:p>16840</text:p>
          </table:table-cell>
        </table:table-row>
        <table:table-row>
          <table:table-cell table:number-columns-repeated="2"/>
          <table:table-cell table:style-name="ce1" office:value-type="float" office:value="27984">
            <text:p>27984</text:p>
          </table:table-cell>
        </table:table-row>
        <table:table-row>
          <table:table-cell table:number-columns-repeated="2"/>
          <table:table-cell table:style-name="ce1" office:value-type="float" office:value="18256">
            <text:p>18256</text:p>
          </table:table-cell>
        </table:table-row>
        <table:table-row>
          <table:table-cell table:number-columns-repeated="2"/>
          <table:table-cell table:style-name="ce1" office:value-type="float" office:value="37216">
            <text:p>37216</text:p>
          </table:table-cell>
        </table:table-row>
        <table:table-row>
          <table:table-cell table:number-columns-repeated="2"/>
          <table:table-cell table:style-name="ce1" office:value-type="float" office:value="15000">
            <text:p>15000</text:p>
          </table:table-cell>
        </table:table-row>
        <table:table-row>
          <table:table-cell table:number-columns-repeated="2"/>
          <table:table-cell table:style-name="ce1" office:value-type="float" office:value="36576">
            <text:p>36576</text:p>
          </table:table-cell>
        </table:table-row>
        <table:table-row>
          <table:table-cell table:number-columns-repeated="2"/>
          <table:table-cell table:style-name="ce1" office:value-type="float" office:value="29204">
            <text:p>29204</text:p>
          </table:table-cell>
        </table:table-row>
        <table:table-row>
          <table:table-cell table:number-columns-repeated="2"/>
          <table:table-cell table:style-name="ce1" office:value-type="float" office:value="14172">
            <text:p>14172</text:p>
          </table:table-cell>
        </table:table-row>
        <table:table-row>
          <table:table-cell table:number-columns-repeated="2"/>
          <table:table-cell table:style-name="ce1" office:value-type="float" office:value="17072">
            <text:p>17072</text:p>
          </table:table-cell>
        </table:table-row>
        <table:table-row>
          <table:table-cell table:number-columns-repeated="2"/>
          <table:table-cell table:style-name="ce1" office:value-type="float" office:value="8560">
            <text:p>8560</text:p>
          </table:table-cell>
        </table:table-row>
        <table:table-row>
          <table:table-cell table:number-columns-repeated="2"/>
          <table:table-cell table:style-name="ce1" office:value-type="float" office:value="28996">
            <text:p>28996</text:p>
          </table:table-cell>
        </table:table-row>
        <table:table-row>
          <table:table-cell table:number-columns-repeated="2"/>
          <table:table-cell table:style-name="ce1" office:value-type="float" office:value="31264">
            <text:p>31264</text:p>
          </table:table-cell>
        </table:table-row>
        <table:table-row>
          <table:table-cell table:number-columns-repeated="2"/>
          <table:table-cell table:style-name="ce1" office:value-type="float" office:value="20600">
            <text:p>20600</text:p>
          </table:table-cell>
        </table:table-row>
        <table:table-row>
          <table:table-cell table:number-columns-repeated="2"/>
          <table:table-cell table:style-name="ce1" office:value-type="float" office:value="30332">
            <text:p>30332</text:p>
          </table:table-cell>
        </table:table-row>
        <table:table-row>
          <table:table-cell table:number-columns-repeated="2"/>
          <table:table-cell table:style-name="ce1" office:value-type="float" office:value="18684">
            <text:p>18684</text:p>
          </table:table-cell>
        </table:table-row>
        <table:table-row>
          <table:table-cell table:number-columns-repeated="2"/>
          <table:table-cell table:style-name="ce1" office:value-type="float" office:value="17240">
            <text:p>17240</text:p>
          </table:table-cell>
        </table:table-row>
        <table:table-row>
          <table:table-cell table:number-columns-repeated="2"/>
          <table:table-cell table:style-name="ce1" office:value-type="float" office:value="32984">
            <text:p>32984</text:p>
          </table:table-cell>
        </table:table-row>
        <table:table-row>
          <table:table-cell table:number-columns-repeated="2"/>
          <table:table-cell table:style-name="ce1" office:value-type="float" office:value="16228">
            <text:p>16228</text:p>
          </table:table-cell>
        </table:table-row>
        <table:table-row>
          <table:table-cell table:number-columns-repeated="2"/>
          <table:table-cell table:style-name="ce1" office:value-type="float" office:value="9944">
            <text:p>9944</text:p>
          </table:table-cell>
        </table:table-row>
        <table:table-row>
          <table:table-cell table:number-columns-repeated="2"/>
          <table:table-cell table:style-name="ce1" office:value-type="float" office:value="38060">
            <text:p>38060</text:p>
          </table:table-cell>
        </table:table-row>
        <table:table-row>
          <table:table-cell table:number-columns-repeated="2"/>
          <table:table-cell table:style-name="ce1" office:value-type="float" office:value="18664">
            <text:p>18664</text:p>
          </table:table-cell>
        </table:table-row>
        <table:table-row>
          <table:table-cell table:number-columns-repeated="2"/>
          <table:table-cell table:style-name="ce1" office:value-type="float" office:value="9936">
            <text:p>9936</text:p>
          </table:table-cell>
        </table:table-row>
        <table:table-row>
          <table:table-cell table:number-columns-repeated="2"/>
          <table:table-cell table:style-name="ce1" office:value-type="float" office:value="13628">
            <text:p>13628</text:p>
          </table:table-cell>
        </table:table-row>
        <table:table-row>
          <table:table-cell table:number-columns-repeated="2"/>
          <table:table-cell table:style-name="ce1" office:value-type="float" office:value="9912">
            <text:p>9912</text:p>
          </table:table-cell>
        </table:table-row>
        <table:table-row>
          <table:table-cell table:number-columns-repeated="2"/>
          <table:table-cell table:style-name="ce1" office:value-type="float" office:value="19528">
            <text:p>19528</text:p>
          </table:table-cell>
        </table:table-row>
        <table:table-row>
          <table:table-cell table:number-columns-repeated="2"/>
          <table:table-cell table:style-name="ce1" office:value-type="float" office:value="27536">
            <text:p>27536</text:p>
          </table:table-cell>
        </table:table-row>
        <table:table-row>
          <table:table-cell table:number-columns-repeated="2"/>
          <table:table-cell table:style-name="ce1" office:value-type="float" office:value="25916">
            <text:p>25916</text:p>
          </table:table-cell>
        </table:table-row>
        <table:table-row>
          <table:table-cell table:number-columns-repeated="2"/>
          <table:table-cell table:style-name="ce1" office:value-type="float" office:value="16580">
            <text:p>16580</text:p>
          </table:table-cell>
        </table:table-row>
        <table:table-row>
          <table:table-cell table:number-columns-repeated="2"/>
          <table:table-cell table:style-name="ce1" office:value-type="float" office:value="18044">
            <text:p>18044</text:p>
          </table:table-cell>
        </table:table-row>
        <table:table-row>
          <table:table-cell table:number-columns-repeated="2"/>
          <table:table-cell table:style-name="ce1" office:value-type="float" office:value="17080">
            <text:p>17080</text:p>
          </table:table-cell>
        </table:table-row>
        <table:table-row>
          <table:table-cell table:number-columns-repeated="2"/>
          <table:table-cell table:style-name="ce1" office:value-type="float" office:value="16952">
            <text:p>16952</text:p>
          </table:table-cell>
        </table:table-row>
        <table:table-row>
          <table:table-cell table:number-columns-repeated="2"/>
          <table:table-cell table:style-name="ce1" office:value-type="float" office:value="21584">
            <text:p>21584</text:p>
          </table:table-cell>
        </table:table-row>
        <table:table-row>
          <table:table-cell table:number-columns-repeated="2"/>
          <table:table-cell table:style-name="ce1" office:value-type="float" office:value="21572">
            <text:p>21572</text:p>
          </table:table-cell>
        </table:table-row>
        <table:table-row>
          <table:table-cell table:number-columns-repeated="2"/>
          <table:table-cell table:style-name="ce1" office:value-type="float" office:value="16220">
            <text:p>16220</text:p>
          </table:table-cell>
        </table:table-row>
        <table:table-row>
          <table:table-cell table:number-columns-repeated="2"/>
          <table:table-cell table:style-name="ce1" office:value-type="float" office:value="20412">
            <text:p>20412</text:p>
          </table:table-cell>
        </table:table-row>
        <table:table-row>
          <table:table-cell table:number-columns-repeated="2"/>
          <table:table-cell table:style-name="ce1" office:value-type="float" office:value="6836">
            <text:p>6836</text:p>
          </table:table-cell>
        </table:table-row>
        <table:table-row>
          <table:table-cell table:number-columns-repeated="2"/>
          <table:table-cell table:style-name="ce1" office:value-type="float" office:value="36672">
            <text:p>36672</text:p>
          </table:table-cell>
        </table:table-row>
        <table:table-row>
          <table:table-cell table:number-columns-repeated="2"/>
          <table:table-cell table:style-name="ce1" office:value-type="float" office:value="26920">
            <text:p>26920</text:p>
          </table:table-cell>
        </table:table-row>
        <table:table-row>
          <table:table-cell table:number-columns-repeated="2"/>
          <table:table-cell table:style-name="ce1" office:value-type="float" office:value="36612">
            <text:p>36612</text:p>
          </table:table-cell>
        </table:table-row>
        <table:table-row>
          <table:table-cell table:number-columns-repeated="2"/>
          <table:table-cell table:style-name="ce1" office:value-type="float" office:value="27140">
            <text:p>27140</text:p>
          </table:table-cell>
        </table:table-row>
        <table:table-row>
          <table:table-cell table:number-columns-repeated="2"/>
          <table:table-cell table:style-name="ce1" office:value-type="float" office:value="20448">
            <text:p>20448</text:p>
          </table:table-cell>
        </table:table-row>
        <table:table-row>
          <table:table-cell table:number-columns-repeated="2"/>
          <table:table-cell table:style-name="ce1" office:value-type="float" office:value="36516">
            <text:p>36516</text:p>
          </table:table-cell>
        </table:table-row>
        <table:table-row>
          <table:table-cell table:number-columns-repeated="2"/>
          <table:table-cell table:style-name="ce1" office:value-type="float" office:value="25536">
            <text:p>25536</text:p>
          </table:table-cell>
        </table:table-row>
        <table:table-row>
          <table:table-cell table:number-columns-repeated="2"/>
          <table:table-cell table:style-name="ce1" office:value-type="float" office:value="14808">
            <text:p>14808</text:p>
          </table:table-cell>
        </table:table-row>
        <table:table-row>
          <table:table-cell table:number-columns-repeated="2"/>
          <table:table-cell table:style-name="ce1" office:value-type="float" office:value="36708">
            <text:p>36708</text:p>
          </table:table-cell>
        </table:table-row>
        <table:table-row>
          <table:table-cell table:number-columns-repeated="2"/>
          <table:table-cell table:style-name="ce1" office:value-type="float" office:value="15752">
            <text:p>15752</text:p>
          </table:table-cell>
        </table:table-row>
        <table:table-row>
          <table:table-cell table:number-columns-repeated="2"/>
          <table:table-cell table:style-name="ce1" office:value-type="float" office:value="18576">
            <text:p>18576</text:p>
          </table:table-cell>
        </table:table-row>
        <table:table-row>
          <table:table-cell table:number-columns-repeated="2"/>
          <table:table-cell table:style-name="ce1" office:value-type="float" office:value="18012">
            <text:p>18012</text:p>
          </table:table-cell>
        </table:table-row>
        <table:table-row>
          <table:table-cell table:number-columns-repeated="2"/>
          <table:table-cell table:style-name="ce1" office:value-type="float" office:value="17832">
            <text:p>17832</text:p>
          </table:table-cell>
        </table:table-row>
        <table:table-row>
          <table:table-cell table:number-columns-repeated="2"/>
          <table:table-cell table:style-name="ce1" office:value-type="float" office:value="29320">
            <text:p>29320</text:p>
          </table:table-cell>
        </table:table-row>
        <table:table-row>
          <table:table-cell table:number-columns-repeated="2"/>
          <table:table-cell table:style-name="ce1" office:value-type="float" office:value="18388">
            <text:p>1838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6856">
            <text:p>26856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2376">
            <text:p>1237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252">
            <text:p>3225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308">
            <text:p>34308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2084">
            <text:p>520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6400">
            <text:p>26400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812">
            <text:p>6081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452">
            <text:p>3245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344">
            <text:p>32344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8988">
            <text:p>58988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8344">
            <text:p>18344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556">
            <text:p>16556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2024">
            <text:p>12024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404">
            <text:p>6040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176">
            <text:p>2717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248">
            <text:p>27248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7936">
            <text:p>57936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160">
            <text:p>1616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556">
            <text:p>2755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072">
            <text:p>32072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1620">
            <text:p>1162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448">
            <text:p>3444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168">
            <text:p>36168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71244">
            <text:p>7124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232">
            <text:p>36232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780">
            <text:p>6078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836">
            <text:p>3483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6516">
            <text:p>2651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428">
            <text:p>3442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416">
            <text:p>36416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9672">
            <text:p>5967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296">
            <text:p>3529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740">
            <text:p>3574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136">
            <text:p>34136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540">
            <text:p>6054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7008">
            <text:p>3700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1884">
            <text:p>318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0088">
            <text:p>3008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168">
            <text:p>3416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384">
            <text:p>343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804">
            <text:p>3580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688">
            <text:p>35688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4292">
            <text:p>14292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584">
            <text:p>165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052">
            <text:p>3505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164">
            <text:p>3616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360">
            <text:p>3436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140">
            <text:p>36140</text:p>
          </table:table-cell>
        </table:table-row>
        <table:table-row>
          <table:table-cell/>
          <table:table-cell table:style-name="ce1" office:value-type="float" office:value="512">
            <text:p>512</text:p>
          </table:table-cell>
          <table:table-cell table:style-name="ce1" office:value-type="float" office:value="6708">
            <text:p>670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552">
            <text:p>3255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508">
            <text:p>27508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628">
            <text:p>6062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804">
            <text:p>3480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520">
            <text:p>27520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524">
            <text:p>1652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064">
            <text:p>3606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592">
            <text:p>3559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1372">
            <text:p>3137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232">
            <text:p>27232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220">
            <text:p>6022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908">
            <text:p>27908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5984">
            <text:p>159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452">
            <text:p>3445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516">
            <text:p>3451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0580">
            <text:p>20580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5456">
            <text:p>15456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1304">
            <text:p>5130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1124">
            <text:p>31124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9196">
            <text:p>5919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076">
            <text:p>3607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148">
            <text:p>2714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104">
            <text:p>2710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968">
            <text:p>35968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6172">
            <text:p>5617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988">
            <text:p>3498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2856">
            <text:p>32856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4028">
            <text:p>14028</text:p>
          </table:table-cell>
        </table:table-row>
        <table:table-row>
          <table:table-cell/>
          <table:table-cell table:style-name="ce1" office:value-type="float" office:value="512">
            <text:p>512</text:p>
          </table:table-cell>
          <table:table-cell table:style-name="ce1" office:value-type="float" office:value="10860">
            <text:p>1086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120">
            <text:p>36120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5392">
            <text:p>15392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70416">
            <text:p>70416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9720">
            <text:p>59720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212">
            <text:p>36212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2336">
            <text:p>1233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1456">
            <text:p>3145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1724">
            <text:p>2172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080">
            <text:p>36080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60424">
            <text:p>6042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184">
            <text:p>35184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256">
            <text:p>2725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5912">
            <text:p>3591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4456">
            <text:p>3445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112">
            <text:p>36112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1392">
            <text:p>51392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488">
            <text:p>16488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27016">
            <text:p>27016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6224">
            <text:p>36224</text:p>
          </table:table-cell>
        </table:table-row>
        <table:table-row>
          <table:table-cell/>
          <table:table-cell table:style-name="ce1" office:value-type="float" office:value="4096">
            <text:p>4096</text:p>
          </table:table-cell>
          <table:table-cell table:style-name="ce1" office:value-type="float" office:value="56772">
            <text:p>56772</text:p>
          </table:table-cell>
        </table:table-row>
        <table:table-row>
          <table:table-cell/>
          <table:table-cell table:style-name="ce1" office:value-type="float" office:value="2048">
            <text:p>2048</text:p>
          </table:table-cell>
          <table:table-cell table:style-name="ce1" office:value-type="float" office:value="31680">
            <text:p>31680</text:p>
          </table:table-cell>
        </table:table-row>
        <table:table-row>
          <table:table-cell/>
          <table:table-cell table:style-name="ce1" office:value-type="float" office:value="1024">
            <text:p>1024</text:p>
          </table:table-cell>
          <table:table-cell table:style-name="ce1" office:value-type="float" office:value="16104">
            <text:p>16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0T11:42:27.661934281</dc:date>
    <meta:editing-duration>PT45M27S</meta:editing-duration>
    <meta:editing-cycles>1</meta:editing-cycles>
    <meta:document-statistic meta:table-count="2" meta:cell-count="1275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4.201cm" style:legend-expansion="high" chart:style-name="ch2"/>
        <chart:plot-area chart:style-name="ch3" table:cell-range-address="Sheet2.A14:Sheet2.F15" chart:data-source-has-labels="both" svg:x="0.32cm" svg:y="0.18cm" svg:width="12.33cm" svg:height="8.64cm">
          <chart:coordinate-region svg:x="1.497cm" svg:y="0.379cm" svg:width="11.153cm" svg:height="7.794cm"/>
          <chart:axis chart:dimension="x" chart:name="primary-x" chart:style-name="ch4" chartooo:axis-type="auto">
            <chartooo:date-scale/>
            <chart:categories table:cell-range-address="Sheet2.B14:Sheet2.F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15:Sheet2.F15" chart:label-cell-address="Sheet2.A15:Sheet2.A1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nake</text:p>
                <draw:g>
                  <svg:desc>Sheet2.B14:Sheet2.F14</svg:desc>
                </draw:g>
              </table:table-cell>
              <table:table-cell office:value-type="string">
                <text:p>Weigh 0.1</text:p>
              </table:table-cell>
              <table:table-cell office:value-type="string">
                <text:p>Weight 1</text:p>
              </table:table-cell>
              <table:table-cell office:value-type="string">
                <text:p>Weight 10</text:p>
              </table:table-cell>
              <table:table-cell office:value-type="string">
                <text:p>Weight 100</text:p>
              </table:table-cell>
            </table:table-row>
          </table:table-header-rows>
          <table:table-rows>
            <table:table-row>
              <table:table-cell office:value-type="string">
                <text:p>Average Score</text:p>
                <draw:g>
                  <svg:desc>Sheet2.A15:Sheet2.A15</svg:desc>
                </draw:g>
              </table:table-cell>
              <table:table-cell office:value-type="float" office:value="36165">
                <text:p>36165</text:p>
                <draw:g>
                  <svg:desc>Sheet2.B15:Sheet2.F15</svg:desc>
                </draw:g>
              </table:table-cell>
              <table:table-cell office:value-type="float" office:value="36444">
                <text:p>36444</text:p>
              </table:table-cell>
              <table:table-cell office:value-type="float" office:value="49798">
                <text:p>49798</text:p>
              </table:table-cell>
              <table:table-cell office:value-type="float" office:value="53874">
                <text:p>53874</text:p>
              </table:table-cell>
              <table:table-cell office:value-type="float" office:value="56095">
                <text:p>56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